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C7C00002AB00BBAEBC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Programming Paradigm</text:p>
      <text:p text:style-name="P2"><text:span text:style-name="T2"><text:tab/></text:span><text:span text:style-name="T3">Mathematic function – special relationship where each input has a single output</text:span></text:p>
      <text:p text:style-name="P2"><text:span text:style-name="T3">Functional programming is a declarative type of programming style</text:span></text:p>
      <text:p text:style-name="P2"><text:span text:style-name="T3"><text:tab/>Its main focus is on “what to solve” in contrast to an imperative style where the main focus is “how to solve”.</text:span></text:p>
      <text:p text:style-name="P2"><text:span text:style-name="T3"/></text:p>
      <text:p text:style-name="P2"><text:span text:style-name="T3">Functions are First-Class or Higher-Order</text:span></text:p>
      <text:p text:style-name="P2"><text:span text:style-name="T3"><text:tab/>Higher-order functions are functions that can either take other functions as arguments or return them as results</text:span></text:p>
      <text:p text:style-name="P2"><text:span text:style-name="T3"/></text:p>
      <text:p text:style-name="P2"><text:span text:style-name="T3">Treats computation as the evaluation of mathematical functions avoiding state and mutable data</text:span></text:p>
      <text:p text:style-name="P2"><text:span text:style-name="T3">There can't be any information accessed beside the input variables</text:span></text:p>
      <text:p text:style-name="P2"><text:span text:style-name="T3">The output value of a function depends only on the arguments that are passed to the function</text:span></text:p>
      <text:p text:style-name="P2"><text:span text:style-name="T3"/></text:p>
      <text:p text:style-name="P1">Lambda Expressions</text:p>
      <text:p text:style-name="P2"><text:tab/>A lambda expression is an anonymous function containing expressions and statements</text:p>
      <text:p text:style-name="P2">Lambda syntax: (paramenters) =&gt; { body }</text:p>
      <text:p text:style-name="P2">Implicit lambda expression: <text:span text:style-name="T4">msg =&gt; Console.WriteLine(msg);</text:span></text:p>
      <text:p text:style-name="P2">Explicit lambda expression (String msg) =&gt; { Console.WriteLine(msg); }</text:p>
      <text:p text:style-name="P2">Zero parameters: () =&gt; { Console.WriteLine(“hi”); }</text:p>
      <text:p text:style-name="P2">More parameters: (int x, int y) =&gt; {return x+y;}</text:p>
      <text:p text:style-name="P2"><text:s/></text:p>
      <text:p text:style-name="P1">Delegates - Action&lt;T&gt;, Func&lt;T&gt;</text:p>
      <text:p text:style-name="P1"><text:tab/><text:span text:style-name="T1">A delegate is a type that represents references to methods with a particular parameter list and return type</text:span></text:p>
      <text:p text:style-name="P1"><text:span text:style-name="T1"><text:tab/>Delegates are used to pass methods as arguments to other methods</text:span></text:p>
      <text:p text:style-name="P1"><text:span text:style-name="T1">Delegates can be used to define callback methods</text:span></text:p>
      <text:p text:style-name="P1"><text:span text:style-name="T1"><text:tab/>public </text:span>delegate<text:span text:style-name="T1"> int Multiplier(int x, int y);</text:span></text:p>
      <text:p text:style-name="P1"><text:span text:style-name="T1"><text:tab/>Multiplier calc = (x, y) =&gt; x * y;</text:span></text:p>
      <text:p text:style-name="P1"><text:span text:style-name="T5">Generic Delegates</text:span><text:span text:style-name="T1"> – Func&lt;T,V&gt;</text:span></text:p>
      <text:p text:style-name="P1"><text:span text:style-name="T1"/></text:p>
      <text:p text:style-name="P1"><text:span text:style-name="T1">Func&lt;int, int, <text:s/>string&gt; func = (n, m) =&gt; (n + m).ToString();</text:span></text:p>
      <text:p text:style-name="P1"><text:span text:style-name="T1">Output type is last type defined in &lt;&gt; (string in the example)</text:span></text:p>
      <text:p text:style-name="P1"><draw:frame draw:style-name="fr1" draw:name="graphics1" text:anchor-type="paragraph" svg:width="6.5299in" svg:height="2.9756in" draw:z-index="0"><draw:image xlink:href="Pictures/2000000700004C7C00002AB00BBAEBCC.svm" xlink:type="simple" xlink:show="embed" xlink:actuate="onLoad"/></draw:frame><text:soft-page-break/><text:span text:style-name="T1"> </text:span>Action&lt;T&gt; is a void method:</text:p>
      <text:p text:style-name="P3">private void Print(string message)</text:p>
      <text:p text:style-name="P3">{ Console.WriteLine(message); }</text:p>
      <text:p text:style-name="P2">instead of writing the method we can do:</text:p>
      <text:p text:style-name="P3">Action&lt;string&gt; print = message =&gt; Console.WriteLine(message);</text:p>
      <text:p text:style-name="P2"/>
      <text:p text:style-name="P1">Expression trees represent code in a tree-like structure, where each node is an expression, for example, a method call or a binary operation such as x &lt; y</text:p>
      <text:p text:style-name="P1"/>
      <text:p text:style-name="P1">The C# compiler can generate expression trees only from expression lambdas</text:p>
      <text:p text:style-name="P1">Expression&lt; Func&lt;int, bool&gt; &gt; lambda = num =&gt; num &lt; 5;</text:p>
      <text:p text:style-name="P1"/>
      <text:p text:style-name="P1">Predicate is function that returns boolean result (true/fals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7T10:53:48.41</meta:creation-date>
    <dc:date>2018-10-08T17:10:53.22</dc:date>
    <meta:editing-duration>P1DT6H16M45S</meta:editing-duration>
    <meta:editing-cycles>39</meta:editing-cycles>
    <meta:generator>OpenOffice/4.1.5$Win32 OpenOffice.org_project/415m1$Build-9789</meta:generator>
    <meta:document-statistic meta:table-count="0" meta:image-count="1" meta:object-count="0" meta:page-count="2" meta:paragraph-count="35" meta:word-count="327" meta:character-count="2085"/>
  </office:meta>
</office:document-meta>
</file>